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701in" svg:height="4.5283in" svg:x="8.0106in" svg:y="0.3657in">
            <draw:object draw:notify-on-update-of-ranges="Sheet1.C4:Sheet1.H4 Sheet1.A4:Sheet1.A4 Sheet1.C15:Sheet1.H15 Sheet1.C4:Sheet1.H4 Sheet1.A18:Sheet1.A18 Sheet1.C29:Sheet1.H29 Sheet1.C4:Sheet1.H4 Sheet1.A32:Sheet1.A32 Sheet1.C43:Sheet1.H43 Sheet1.C4:Sheet1.H4 Sheet1.A46:Sheet1.A46 Sheet1.C57:Sheet1.H57 Sheet1.C4:Sheet1.H4 Sheet1.A60:Sheet1.A60 Sheet1.C71:Sheet1.H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CG 10000 full DTW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query number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02365" calcext:value-type="float">
            <text:p>0.602365</text:p>
          </table:table-cell>
          <table:table-cell office:value-type="float" office:value="2.37694" calcext:value-type="float">
            <text:p>2.37694</text:p>
          </table:table-cell>
          <table:table-cell office:value-type="float" office:value="9.37401" calcext:value-type="float">
            <text:p>9.37401</text:p>
          </table:table-cell>
          <table:table-cell office:value-type="float" office:value="35.4674" calcext:value-type="float">
            <text:p>35.4674</text:p>
          </table:table-cell>
          <table:table-cell office:value-type="float" office:value="150.768" calcext:value-type="float">
            <text:p>150.768</text:p>
          </table:table-cell>
          <table:table-cell office:value-type="float" office:value="442.601" calcext:value-type="float">
            <text:p>442.6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88628" calcext:value-type="float">
            <text:p>0.588628</text:p>
          </table:table-cell>
          <table:table-cell office:value-type="float" office:value="2.36922" calcext:value-type="float">
            <text:p>2.36922</text:p>
          </table:table-cell>
          <table:table-cell office:value-type="float" office:value="9.37037" calcext:value-type="float">
            <text:p>9.37037</text:p>
          </table:table-cell>
          <table:table-cell office:value-type="float" office:value="35.4867" calcext:value-type="float">
            <text:p>35.4867</text:p>
          </table:table-cell>
          <table:table-cell office:value-type="float" office:value="150.567" calcext:value-type="float">
            <text:p>150.567</text:p>
          </table:table-cell>
          <table:table-cell office:value-type="float" office:value="444.159" calcext:value-type="float">
            <text:p>444.1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89285" calcext:value-type="float">
            <text:p>0.589285</text:p>
          </table:table-cell>
          <table:table-cell office:value-type="float" office:value="2.36781" calcext:value-type="float">
            <text:p>2.36781</text:p>
          </table:table-cell>
          <table:table-cell office:value-type="float" office:value="9.36662" calcext:value-type="float">
            <text:p>9.36662</text:p>
          </table:table-cell>
          <table:table-cell office:value-type="float" office:value="35.4699" calcext:value-type="float">
            <text:p>35.4699</text:p>
          </table:table-cell>
          <table:table-cell office:value-type="float" office:value="151.004" calcext:value-type="float">
            <text:p>151.004</text:p>
          </table:table-cell>
          <table:table-cell office:value-type="float" office:value="443.118" calcext:value-type="float">
            <text:p>443.1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84001" calcext:value-type="float">
            <text:p>0.584001</text:p>
          </table:table-cell>
          <table:table-cell office:value-type="float" office:value="2.37224" calcext:value-type="float">
            <text:p>2.37224</text:p>
          </table:table-cell>
          <table:table-cell office:value-type="float" office:value="9.37726" calcext:value-type="float">
            <text:p>9.37726</text:p>
          </table:table-cell>
          <table:table-cell office:value-type="float" office:value="35.4576" calcext:value-type="float">
            <text:p>35.4576</text:p>
          </table:table-cell>
          <table:table-cell office:value-type="float" office:value="151.087" calcext:value-type="float">
            <text:p>151.087</text:p>
          </table:table-cell>
          <table:table-cell office:value-type="float" office:value="443.032" calcext:value-type="float">
            <text:p>443.0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83794" calcext:value-type="float">
            <text:p>0.583794</text:p>
          </table:table-cell>
          <table:table-cell office:value-type="float" office:value="2.37409" calcext:value-type="float">
            <text:p>2.37409</text:p>
          </table:table-cell>
          <table:table-cell office:value-type="float" office:value="9.37198" calcext:value-type="float">
            <text:p>9.37198</text:p>
          </table:table-cell>
          <table:table-cell office:value-type="float" office:value="35.5228" calcext:value-type="float">
            <text:p>35.5228</text:p>
          </table:table-cell>
          <table:table-cell office:value-type="float" office:value="150.868" calcext:value-type="float">
            <text:p>150.868</text:p>
          </table:table-cell>
          <table:table-cell office:value-type="float" office:value="443.212" calcext:value-type="float">
            <text:p>443.2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84587" calcext:value-type="float">
            <text:p>0.584587</text:p>
          </table:table-cell>
          <table:table-cell office:value-type="float" office:value="2.37009" calcext:value-type="float">
            <text:p>2.37009</text:p>
          </table:table-cell>
          <table:table-cell office:value-type="float" office:value="9.3668" calcext:value-type="float">
            <text:p>9.3668</text:p>
          </table:table-cell>
          <table:table-cell office:value-type="float" office:value="35.4962" calcext:value-type="float">
            <text:p>35.4962</text:p>
          </table:table-cell>
          <table:table-cell office:value-type="float" office:value="151.776" calcext:value-type="float">
            <text:p>151.776</text:p>
          </table:table-cell>
          <table:table-cell office:value-type="float" office:value="444.253" calcext:value-type="float">
            <text:p>444.2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584324" calcext:value-type="float">
            <text:p>0.584324</text:p>
          </table:table-cell>
          <table:table-cell office:value-type="float" office:value="2.36789" calcext:value-type="float">
            <text:p>2.36789</text:p>
          </table:table-cell>
          <table:table-cell office:value-type="float" office:value="9.38088" calcext:value-type="float">
            <text:p>9.38088</text:p>
          </table:table-cell>
          <table:table-cell office:value-type="float" office:value="35.4497" calcext:value-type="float">
            <text:p>35.4497</text:p>
          </table:table-cell>
          <table:table-cell office:value-type="float" office:value="151.468" calcext:value-type="float">
            <text:p>151.468</text:p>
          </table:table-cell>
          <table:table-cell office:value-type="float" office:value="444.509" calcext:value-type="float">
            <text:p>444.5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583787" calcext:value-type="float">
            <text:p>0.583787</text:p>
          </table:table-cell>
          <table:table-cell office:value-type="float" office:value="2.36985" calcext:value-type="float">
            <text:p>2.36985</text:p>
          </table:table-cell>
          <table:table-cell office:value-type="float" office:value="9.44598" calcext:value-type="float">
            <text:p>9.44598</text:p>
          </table:table-cell>
          <table:table-cell office:value-type="float" office:value="35.4421" calcext:value-type="float">
            <text:p>35.4421</text:p>
          </table:table-cell>
          <table:table-cell office:value-type="float" office:value="151.518" calcext:value-type="float">
            <text:p>151.518</text:p>
          </table:table-cell>
          <table:table-cell office:value-type="float" office:value="444.958" calcext:value-type="float">
            <text:p>444.9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4111" calcext:value-type="float">
            <text:p>0.584111</text:p>
          </table:table-cell>
          <table:table-cell office:value-type="float" office:value="2.36809" calcext:value-type="float">
            <text:p>2.36809</text:p>
          </table:table-cell>
          <table:table-cell office:value-type="float" office:value="9.38768" calcext:value-type="float">
            <text:p>9.38768</text:p>
          </table:table-cell>
          <table:table-cell office:value-type="float" office:value="35.4597" calcext:value-type="float">
            <text:p>35.4597</text:p>
          </table:table-cell>
          <table:table-cell office:value-type="float" office:value="151.543" calcext:value-type="float">
            <text:p>151.543</text:p>
          </table:table-cell>
          <table:table-cell office:value-type="float" office:value="444.258" calcext:value-type="float">
            <text:p>444.25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84217" calcext:value-type="float">
            <text:p>0.584217</text:p>
          </table:table-cell>
          <table:table-cell office:value-type="float" office:value="2.3698" calcext:value-type="float">
            <text:p>2.3698</text:p>
          </table:table-cell>
          <table:table-cell office:value-type="float" office:value="9.41803" calcext:value-type="float">
            <text:p>9.41803</text:p>
          </table:table-cell>
          <table:table-cell office:value-type="float" office:value="35.4827" calcext:value-type="float">
            <text:p>35.4827</text:p>
          </table:table-cell>
          <table:table-cell office:value-type="float" office:value="151.58" calcext:value-type="float">
            <text:p>151.58</text:p>
          </table:table-cell>
          <table:table-cell office:value-type="float" office:value="446.785" calcext:value-type="float">
            <text:p>446.785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:.C14])" office:value-type="float" office:value="0.5869099" calcext:value-type="float">
            <text:p>0.5869099</text:p>
          </table:table-cell>
          <table:table-cell table:formula="of:=AVERAGE([.D5:.D14])" office:value-type="float" office:value="2.370602" calcext:value-type="float">
            <text:p>2.370602</text:p>
          </table:table-cell>
          <table:table-cell table:formula="of:=AVERAGE([.E5:.E14])" office:value-type="float" office:value="9.385961" calcext:value-type="float">
            <text:p>9.385961</text:p>
          </table:table-cell>
          <table:table-cell table:formula="of:=AVERAGE([.F5:.F14])" office:value-type="float" office:value="35.47348" calcext:value-type="float">
            <text:p>35.47348</text:p>
          </table:table-cell>
          <table:table-cell table:formula="of:=AVERAGE([.G5:.G14])" office:value-type="float" office:value="151.2179" calcext:value-type="float">
            <text:p>151.2179</text:p>
          </table:table-cell>
          <table:table-cell table:formula="of:=AVERAGE([.H5:.H14])" office:value-type="float" office:value="444.0885" calcext:value-type="float">
            <text:p>444.0885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5:.C15])" office:value-type="float" office:value="0.0055004037569982" calcext:value-type="float">
            <text:p>0.0055004038</text:p>
          </table:table-cell>
          <table:table-cell table:formula="of:=STDEV([.D5:.D15])" office:value-type="float" office:value="0.00282596107545738" calcext:value-type="float">
            <text:p>0.0028259611</text:p>
          </table:table-cell>
          <table:table-cell table:formula="of:=STDEV([.E5:.E15])" office:value-type="float" office:value="0.0246125421076331" calcext:value-type="float">
            <text:p>0.0246125421</text:p>
          </table:table-cell>
          <table:table-cell table:formula="of:=STDEV([.F5:.F15])" office:value-type="float" office:value="0.0229139171683927" calcext:value-type="float">
            <text:p>0.0229139172</text:p>
          </table:table-cell>
          <table:table-cell table:formula="of:=STDEV([.G5:.G15])" office:value-type="float" office:value="0.388881845809241" calcext:value-type="float">
            <text:p>0.3888818458</text:p>
          </table:table-cell>
          <table:table-cell table:formula="of:=STDEV([.H5:.H15])" office:value-type="float" office:value="1.15341642523419" calcext:value-type="float">
            <text:p>1.15341642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lpy/C</text:p>
          </table:table-cell>
          <table:table-cell office:value-type="string" calcext:value-type="string">
            <text:p>query number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52805" calcext:value-type="float">
            <text:p>0.652805</text:p>
          </table:table-cell>
          <table:table-cell office:value-type="float" office:value="2.380842" calcext:value-type="float">
            <text:p>2.380842</text:p>
          </table:table-cell>
          <table:table-cell office:value-type="float" office:value="9.048554" calcext:value-type="float">
            <text:p>9.048554</text:p>
          </table:table-cell>
          <table:table-cell office:value-type="float" office:value="33.487" calcext:value-type="float">
            <text:p>33.487</text:p>
          </table:table-cell>
          <table:table-cell office:value-type="float" office:value="148.764765" calcext:value-type="float">
            <text:p>148.764765</text:p>
          </table:table-cell>
          <table:table-cell office:value-type="float" office:value="427.658039" calcext:value-type="float">
            <text:p>427.6580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4039" calcext:value-type="float">
            <text:p>0.64039</text:p>
          </table:table-cell>
          <table:table-cell office:value-type="float" office:value="2.369187" calcext:value-type="float">
            <text:p>2.369187</text:p>
          </table:table-cell>
          <table:table-cell office:value-type="float" office:value="9.026837" calcext:value-type="float">
            <text:p>9.026837</text:p>
          </table:table-cell>
          <table:table-cell office:value-type="float" office:value="33.529203" calcext:value-type="float">
            <text:p>33.529203</text:p>
          </table:table-cell>
          <table:table-cell office:value-type="float" office:value="148.780257" calcext:value-type="float">
            <text:p>148.780257</text:p>
          </table:table-cell>
          <table:table-cell office:value-type="float" office:value="428.314972" calcext:value-type="float">
            <text:p>428.3149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3884" calcext:value-type="float">
            <text:p>0.63884</text:p>
          </table:table-cell>
          <table:table-cell office:value-type="float" office:value="2.37225" calcext:value-type="float">
            <text:p>2.37225</text:p>
          </table:table-cell>
          <table:table-cell office:value-type="float" office:value="8.942226" calcext:value-type="float">
            <text:p>8.942226</text:p>
          </table:table-cell>
          <table:table-cell office:value-type="float" office:value="33.537053" calcext:value-type="float">
            <text:p>33.537053</text:p>
          </table:table-cell>
          <table:table-cell office:value-type="float" office:value="144.971067" calcext:value-type="float">
            <text:p>144.971067</text:p>
          </table:table-cell>
          <table:table-cell office:value-type="float" office:value="427.052549" calcext:value-type="float">
            <text:p>427.0525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51048" calcext:value-type="float">
            <text:p>0.651048</text:p>
          </table:table-cell>
          <table:table-cell office:value-type="float" office:value="2.377146" calcext:value-type="float">
            <text:p>2.377146</text:p>
          </table:table-cell>
          <table:table-cell office:value-type="float" office:value="8.947353" calcext:value-type="float">
            <text:p>8.947353</text:p>
          </table:table-cell>
          <table:table-cell office:value-type="float" office:value="33.507443" calcext:value-type="float">
            <text:p>33.507443</text:p>
          </table:table-cell>
          <table:table-cell office:value-type="float" office:value="144.901314" calcext:value-type="float">
            <text:p>144.901314</text:p>
          </table:table-cell>
          <table:table-cell office:value-type="float" office:value="427.071402" calcext:value-type="float">
            <text:p>427.0714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47792" calcext:value-type="float">
            <text:p>0.647792</text:p>
          </table:table-cell>
          <table:table-cell office:value-type="float" office:value="2.372718" calcext:value-type="float">
            <text:p>2.372718</text:p>
          </table:table-cell>
          <table:table-cell office:value-type="float" office:value="8.959179" calcext:value-type="float">
            <text:p>8.959179</text:p>
          </table:table-cell>
          <table:table-cell office:value-type="float" office:value="33.48613" calcext:value-type="float">
            <text:p>33.48613</text:p>
          </table:table-cell>
          <table:table-cell office:value-type="float" office:value="145.498961" calcext:value-type="float">
            <text:p>145.498961</text:p>
          </table:table-cell>
          <table:table-cell office:value-type="float" office:value="428.320672" calcext:value-type="float">
            <text:p>428.3206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36944" calcext:value-type="float">
            <text:p>0.636944</text:p>
          </table:table-cell>
          <table:table-cell office:value-type="float" office:value="2.375409" calcext:value-type="float">
            <text:p>2.375409</text:p>
          </table:table-cell>
          <table:table-cell office:value-type="float" office:value="9.028701" calcext:value-type="float">
            <text:p>9.028701</text:p>
          </table:table-cell>
          <table:table-cell office:value-type="float" office:value="33.496817" calcext:value-type="float">
            <text:p>33.496817</text:p>
          </table:table-cell>
          <table:table-cell office:value-type="float" office:value="144.933376" calcext:value-type="float">
            <text:p>144.933376</text:p>
          </table:table-cell>
          <table:table-cell office:value-type="float" office:value="429.167854" calcext:value-type="float">
            <text:p>429.1678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41711" calcext:value-type="float">
            <text:p>0.641711</text:p>
          </table:table-cell>
          <table:table-cell office:value-type="float" office:value="2.382611" calcext:value-type="float">
            <text:p>2.382611</text:p>
          </table:table-cell>
          <table:table-cell office:value-type="float" office:value="8.961836" calcext:value-type="float">
            <text:p>8.961836</text:p>
          </table:table-cell>
          <table:table-cell office:value-type="float" office:value="33.583535" calcext:value-type="float">
            <text:p>33.583535</text:p>
          </table:table-cell>
          <table:table-cell office:value-type="float" office:value="144.274251" calcext:value-type="float">
            <text:p>144.274251</text:p>
          </table:table-cell>
          <table:table-cell office:value-type="float" office:value="427.475378" calcext:value-type="float">
            <text:p>427.4753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50207" calcext:value-type="float">
            <text:p>0.650207</text:p>
          </table:table-cell>
          <table:table-cell office:value-type="float" office:value="2.3685" calcext:value-type="float">
            <text:p>2.3685</text:p>
          </table:table-cell>
          <table:table-cell office:value-type="float" office:value="9.017114" calcext:value-type="float">
            <text:p>9.017114</text:p>
          </table:table-cell>
          <table:table-cell office:value-type="float" office:value="33.535483" calcext:value-type="float">
            <text:p>33.535483</text:p>
          </table:table-cell>
          <table:table-cell office:value-type="float" office:value="144.985024" calcext:value-type="float">
            <text:p>144.985024</text:p>
          </table:table-cell>
          <table:table-cell office:value-type="float" office:value="426.739879" calcext:value-type="float">
            <text:p>426.73987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37949" calcext:value-type="float">
            <text:p>0.637949</text:p>
          </table:table-cell>
          <table:table-cell office:value-type="float" office:value="2.37189" calcext:value-type="float">
            <text:p>2.37189</text:p>
          </table:table-cell>
          <table:table-cell office:value-type="float" office:value="9.048032" calcext:value-type="float">
            <text:p>9.048032</text:p>
          </table:table-cell>
          <table:table-cell office:value-type="float" office:value="33.517052" calcext:value-type="float">
            <text:p>33.517052</text:p>
          </table:table-cell>
          <table:table-cell office:value-type="float" office:value="145.479665" calcext:value-type="float">
            <text:p>145.479665</text:p>
          </table:table-cell>
          <table:table-cell office:value-type="float" office:value="426.982867" calcext:value-type="float">
            <text:p>426.9828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58077" calcext:value-type="float">
            <text:p>0.658077</text:p>
          </table:table-cell>
          <table:table-cell office:value-type="float" office:value="2.382634" calcext:value-type="float">
            <text:p>2.382634</text:p>
          </table:table-cell>
          <table:table-cell office:value-type="float" office:value="9.062381" calcext:value-type="float">
            <text:p>9.062381</text:p>
          </table:table-cell>
          <table:table-cell office:value-type="float" office:value="33.49837" calcext:value-type="float">
            <text:p>33.49837</text:p>
          </table:table-cell>
          <table:table-cell office:value-type="float" office:value="145.387969" calcext:value-type="float">
            <text:p>145.387969</text:p>
          </table:table-cell>
          <table:table-cell office:value-type="float" office:value="427.281971" calcext:value-type="float">
            <text:p>427.281971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19:.C28])" office:value-type="float" office:value="0.6455763" calcext:value-type="float">
            <text:p>0.6455763</text:p>
          </table:table-cell>
          <table:table-cell table:formula="of:=AVERAGE([.D19:.D28])" office:value-type="float" office:value="2.3753187" calcext:value-type="float">
            <text:p>2.3753187</text:p>
          </table:table-cell>
          <table:table-cell table:formula="of:=AVERAGE([.E19:.E28])" office:value-type="float" office:value="9.0042213" calcext:value-type="float">
            <text:p>9.0042213</text:p>
          </table:table-cell>
          <table:table-cell table:formula="of:=AVERAGE([.F19:.F28])" office:value-type="float" office:value="33.5178086" calcext:value-type="float">
            <text:p>33.5178086</text:p>
          </table:table-cell>
          <table:table-cell table:formula="of:=AVERAGE([.G19:.G28])" office:value-type="float" office:value="145.7976649" calcext:value-type="float">
            <text:p>145.7976649</text:p>
          </table:table-cell>
          <table:table-cell table:formula="of:=AVERAGE([.H19:.H28])" office:value-type="float" office:value="427.6065583" calcext:value-type="float">
            <text:p>427.6065583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19:.C29])" office:value-type="float" office:value="0.0069621987338771" calcext:value-type="float">
            <text:p>0.0069621987</text:p>
          </table:table-cell>
          <table:table-cell table:formula="of:=STDEV([.D19:.D29])" office:value-type="float" office:value="0.00502567641318052" calcext:value-type="float">
            <text:p>0.0050256764</text:p>
          </table:table-cell>
          <table:table-cell table:formula="of:=STDEV([.E19:.E29])" office:value-type="float" office:value="0.0440987606992531" calcext:value-type="float">
            <text:p>0.0440987607</text:p>
          </table:table-cell>
          <table:table-cell table:formula="of:=STDEV([.F19:.F29])" office:value-type="float" office:value="0.0283050374216311" calcext:value-type="float">
            <text:p>0.0283050374</text:p>
          </table:table-cell>
          <table:table-cell table:formula="of:=STDEV([.G19:.G29])" office:value-type="float" office:value="1.52553652185383" calcext:value-type="float">
            <text:p>1.5255365219</text:p>
          </table:table-cell>
          <table:table-cell table:formula="of:=STDEV([.H19:.H29])" office:value-type="float" office:value="0.728567805717225" calcext:value-type="float">
            <text:p>0.72856780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query number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.42622" calcext:value-type="float">
            <text:p>43.42622</text:p>
          </table:table-cell>
          <table:table-cell office:value-type="float" office:value="133.84368" calcext:value-type="float">
            <text:p>133.84368</text:p>
          </table:table-cell>
          <table:table-cell office:value-type="float" office:value="454.8687" calcext:value-type="float">
            <text:p>454.8687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.50909" calcext:value-type="float">
            <text:p>43.50909</text:p>
          </table:table-cell>
          <table:table-cell office:value-type="float" office:value="136.131" calcext:value-type="float">
            <text:p>136.131</text:p>
          </table:table-cell>
          <table:table-cell office:value-type="float" office:value="452.51784" calcext:value-type="float">
            <text:p>452.51784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60312" calcext:value-type="float">
            <text:p>43.60312</text:p>
          </table:table-cell>
          <table:table-cell office:value-type="float" office:value="135.2112" calcext:value-type="float">
            <text:p>135.2112</text:p>
          </table:table-cell>
          <table:table-cell office:value-type="float" office:value="450.47562" calcext:value-type="float">
            <text:p>450.47562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.48797" calcext:value-type="float">
            <text:p>43.48797</text:p>
          </table:table-cell>
          <table:table-cell office:value-type="float" office:value="136.02252" calcext:value-type="float">
            <text:p>136.02252</text:p>
          </table:table-cell>
          <table:table-cell office:value-type="float" office:value="447.06858" calcext:value-type="float">
            <text:p>447.06858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.20625" calcext:value-type="float">
            <text:p>43.20625</text:p>
          </table:table-cell>
          <table:table-cell office:value-type="float" office:value="134.49108" calcext:value-type="float">
            <text:p>134.49108</text:p>
          </table:table-cell>
          <table:table-cell office:value-type="float" office:value="457.09176" calcext:value-type="float">
            <text:p>457.09176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.25547" calcext:value-type="float">
            <text:p>43.25547</text:p>
          </table:table-cell>
          <table:table-cell office:value-type="float" office:value="133.58844" calcext:value-type="float">
            <text:p>133.58844</text:p>
          </table:table-cell>
          <table:table-cell office:value-type="float" office:value="454.18404" calcext:value-type="float">
            <text:p>454.18404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3.45675" calcext:value-type="float">
            <text:p>43.45675</text:p>
          </table:table-cell>
          <table:table-cell office:value-type="float" office:value="136.13826" calcext:value-type="float">
            <text:p>136.13826</text:p>
          </table:table-cell>
          <table:table-cell office:value-type="float" office:value="458.39658" calcext:value-type="float">
            <text:p>458.39658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.81495" calcext:value-type="float">
            <text:p>43.81495</text:p>
          </table:table-cell>
          <table:table-cell office:value-type="float" office:value="136.15872" calcext:value-type="float">
            <text:p>136.15872</text:p>
          </table:table-cell>
          <table:table-cell office:value-type="float" office:value="446.91708" calcext:value-type="float">
            <text:p>446.91708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53147" calcext:value-type="float">
            <text:p>43.53147</text:p>
          </table:table-cell>
          <table:table-cell office:value-type="float" office:value="135.16038" calcext:value-type="float">
            <text:p>135.16038</text:p>
          </table:table-cell>
          <table:table-cell office:value-type="float" office:value="447.33522" calcext:value-type="float">
            <text:p>447.33522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.79542" calcext:value-type="float">
            <text:p>43.79542</text:p>
          </table:table-cell>
          <table:table-cell office:value-type="float" office:value="134.45832" calcext:value-type="float">
            <text:p>134.45832</text:p>
          </table:table-cell>
          <table:table-cell office:value-type="float" office:value="450.83118" calcext:value-type="float">
            <text:p>450.83118</text:p>
          </table:table-cell>
          <table:table-cell table:number-columns-repeated="3" office:value-type="string" calcext:value-type="string">
            <text:p>intractable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33:.C42])" office:value-type="float" office:value="43.508671" calcext:value-type="float">
            <text:p>43.508671</text:p>
          </table:table-cell>
          <table:table-cell table:formula="of:=AVERAGE([.D33:.D42])" office:value-type="float" office:value="135.12036" calcext:value-type="float">
            <text:p>135.12036</text:p>
          </table:table-cell>
          <table:table-cell table:formula="of:=AVERAGE([.E33:.E42])" office:value-type="float" office:value="451.96866" calcext:value-type="float">
            <text:p>451.96866</text:p>
          </table:table-cell>
          <table:table-cell table:formula="of:=AVERAGE([.F33:.F42])" office:value-type="string" office:string-value="" calcext:value-type="error">
            <text:p>#DIV/0!</text:p>
          </table:table-cell>
          <table:table-cell table:formula="of:=AVERAGE([.G33:.G42])" office:value-type="string" office:string-value="" calcext:value-type="error">
            <text:p>#DIV/0!</text:p>
          </table:table-cell>
          <table:table-cell table:formula="of:=AVERAGE([.H33:.H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33:.C43])" office:value-type="float" office:value="0.187340357395304" calcext:value-type="float">
            <text:p>0.1873403574</text:p>
          </table:table-cell>
          <table:table-cell table:formula="of:=STDEV([.D33:.D43])" office:value-type="float" office:value="0.936505860611666" calcext:value-type="float">
            <text:p>0.9365058606</text:p>
          </table:table-cell>
          <table:table-cell table:formula="of:=STDEV([.E33:.E43])" office:value-type="float" office:value="3.94594840669768" calcext:value-type="float">
            <text:p>3.9459484067</text:p>
          </table:table-cell>
          <table:table-cell table:formula="of:=STDEV([.F33:.F43])" office:value-type="string" office:string-value="" calcext:value-type="error">
            <text:p>#DIV/0!</text:p>
          </table:table-cell>
          <table:table-cell table:formula="of:=STDEV([.G33:.G43])" office:value-type="string" office:string-value="" calcext:value-type="error">
            <text:p>#DIV/0!</text:p>
          </table:table-cell>
          <table:table-cell table:formula="of:=STDEV([.H33:.H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va-ML</text:p>
          </table:table-cell>
          <table:table-cell office:value-type="string" calcext:value-type="string">
            <text:p>query number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25375972" calcext:value-type="float">
            <text:p>1.325375972</text:p>
          </table:table-cell>
          <table:table-cell office:value-type="float" office:value="4.962413527" calcext:value-type="float">
            <text:p>4.962413527</text:p>
          </table:table-cell>
          <table:table-cell office:value-type="float" office:value="18.948424693" calcext:value-type="float">
            <text:p>18.948424693</text:p>
          </table:table-cell>
          <table:table-cell office:value-type="float" office:value="72.139573686" calcext:value-type="float">
            <text:p>72.139573686</text:p>
          </table:table-cell>
          <table:table-cell office:value-type="float" office:value="270.403425041" calcext:value-type="float">
            <text:p>270.403425041</text:p>
          </table:table-cell>
          <table:table-cell office:value-type="float" office:value="786.689139796" calcext:value-type="float">
            <text:p>786.6891397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323665275" calcext:value-type="float">
            <text:p>1.323665275</text:p>
          </table:table-cell>
          <table:table-cell office:value-type="float" office:value="4.962260717" calcext:value-type="float">
            <text:p>4.962260717</text:p>
          </table:table-cell>
          <table:table-cell office:value-type="float" office:value="19.174954399" calcext:value-type="float">
            <text:p>19.174954399</text:p>
          </table:table-cell>
          <table:table-cell office:value-type="float" office:value="71.128341004" calcext:value-type="float">
            <text:p>71.128341004</text:p>
          </table:table-cell>
          <table:table-cell office:value-type="float" office:value="257.669907855" calcext:value-type="float">
            <text:p>257.669907855</text:p>
          </table:table-cell>
          <table:table-cell office:value-type="float" office:value="779.100971108" calcext:value-type="float">
            <text:p>779.1009711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348496306" calcext:value-type="float">
            <text:p>1.348496306</text:p>
          </table:table-cell>
          <table:table-cell office:value-type="float" office:value="5.090460488" calcext:value-type="float">
            <text:p>5.090460488</text:p>
          </table:table-cell>
          <table:table-cell office:value-type="float" office:value="19.215525345" calcext:value-type="float">
            <text:p>19.215525345</text:p>
          </table:table-cell>
          <table:table-cell office:value-type="float" office:value="76.624172279" calcext:value-type="float">
            <text:p>76.624172279</text:p>
          </table:table-cell>
          <table:table-cell office:value-type="float" office:value="270.525493126" calcext:value-type="float">
            <text:p>270.525493126</text:p>
          </table:table-cell>
          <table:table-cell office:value-type="float" office:value="783.576722829" calcext:value-type="float">
            <text:p>783.5767228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325215449" calcext:value-type="float">
            <text:p>1.325215449</text:p>
          </table:table-cell>
          <table:table-cell office:value-type="float" office:value="4.903101224" calcext:value-type="float">
            <text:p>4.903101224</text:p>
          </table:table-cell>
          <table:table-cell office:value-type="float" office:value="18.923524951" calcext:value-type="float">
            <text:p>18.923524951</text:p>
          </table:table-cell>
          <table:table-cell office:value-type="float" office:value="76.531582441" calcext:value-type="float">
            <text:p>76.531582441</text:p>
          </table:table-cell>
          <table:table-cell office:value-type="float" office:value="269.577802652" calcext:value-type="float">
            <text:p>269.577802652</text:p>
          </table:table-cell>
          <table:table-cell office:value-type="float" office:value="785.745890217" calcext:value-type="float">
            <text:p>785.7458902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30457795" calcext:value-type="float">
            <text:p>1.30457795</text:p>
          </table:table-cell>
          <table:table-cell office:value-type="float" office:value="5.054468069" calcext:value-type="float">
            <text:p>5.054468069</text:p>
          </table:table-cell>
          <table:table-cell office:value-type="float" office:value="19.150779672" calcext:value-type="float">
            <text:p>19.150779672</text:p>
          </table:table-cell>
          <table:table-cell office:value-type="float" office:value="72.148208324" calcext:value-type="float">
            <text:p>72.148208324</text:p>
          </table:table-cell>
          <table:table-cell office:value-type="float" office:value="267.708870814" calcext:value-type="float">
            <text:p>267.708870814</text:p>
          </table:table-cell>
          <table:table-cell office:value-type="float" office:value="759.457976636" calcext:value-type="float">
            <text:p>759.4579766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330681895" calcext:value-type="float">
            <text:p>1.330681895</text:p>
          </table:table-cell>
          <table:table-cell office:value-type="float" office:value="4.879531019" calcext:value-type="float">
            <text:p>4.879531019</text:p>
          </table:table-cell>
          <table:table-cell office:value-type="float" office:value="19.014939374" calcext:value-type="float">
            <text:p>19.014939374</text:p>
          </table:table-cell>
          <table:table-cell office:value-type="float" office:value="72.61719287" calcext:value-type="float">
            <text:p>72.61719287</text:p>
          </table:table-cell>
          <table:table-cell office:value-type="float" office:value="275.739164966" calcext:value-type="float">
            <text:p>275.739164966</text:p>
          </table:table-cell>
          <table:table-cell office:value-type="float" office:value="782.518651617" calcext:value-type="float">
            <text:p>782.51865161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56032092" calcext:value-type="float">
            <text:p>1.356032092</text:p>
          </table:table-cell>
          <table:table-cell office:value-type="float" office:value="5.165004098" calcext:value-type="float">
            <text:p>5.165004098</text:p>
          </table:table-cell>
          <table:table-cell office:value-type="float" office:value="19.687259077" calcext:value-type="float">
            <text:p>19.687259077</text:p>
          </table:table-cell>
          <table:table-cell office:value-type="float" office:value="73.277674358" calcext:value-type="float">
            <text:p>73.277674358</text:p>
          </table:table-cell>
          <table:table-cell office:value-type="float" office:value="264.103053259" calcext:value-type="float">
            <text:p>264.103053259</text:p>
          </table:table-cell>
          <table:table-cell office:value-type="float" office:value="788.140811326" calcext:value-type="float">
            <text:p>788.1408113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03939549" calcext:value-type="float">
            <text:p>1.303939549</text:p>
          </table:table-cell>
          <table:table-cell office:value-type="float" office:value="4.985981864" calcext:value-type="float">
            <text:p>4.985981864</text:p>
          </table:table-cell>
          <table:table-cell office:value-type="float" office:value="19.290349419" calcext:value-type="float">
            <text:p>19.290349419</text:p>
          </table:table-cell>
          <table:table-cell office:value-type="float" office:value="73.265115843" calcext:value-type="float">
            <text:p>73.265115843</text:p>
          </table:table-cell>
          <table:table-cell office:value-type="float" office:value="273.737125124" calcext:value-type="float">
            <text:p>273.737125124</text:p>
          </table:table-cell>
          <table:table-cell office:value-type="float" office:value="789.988140451" calcext:value-type="float">
            <text:p>789.98814045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324952827" calcext:value-type="float">
            <text:p>1.324952827</text:p>
          </table:table-cell>
          <table:table-cell office:value-type="float" office:value="4.977882852" calcext:value-type="float">
            <text:p>4.977882852</text:p>
          </table:table-cell>
          <table:table-cell office:value-type="float" office:value="19.206239353" calcext:value-type="float">
            <text:p>19.206239353</text:p>
          </table:table-cell>
          <table:table-cell office:value-type="float" office:value="76.940733029" calcext:value-type="float">
            <text:p>76.940733029</text:p>
          </table:table-cell>
          <table:table-cell office:value-type="float" office:value="260.637004101" calcext:value-type="float">
            <text:p>260.637004101</text:p>
          </table:table-cell>
          <table:table-cell office:value-type="float" office:value="777.27882968" calcext:value-type="float">
            <text:p>777.2788296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305429923" calcext:value-type="float">
            <text:p>1.305429923</text:p>
          </table:table-cell>
          <table:table-cell office:value-type="float" office:value="5.01369551" calcext:value-type="float">
            <text:p>5.01369551</text:p>
          </table:table-cell>
          <table:table-cell office:value-type="float" office:value="19.202074779" calcext:value-type="float">
            <text:p>19.202074779</text:p>
          </table:table-cell>
          <table:table-cell office:value-type="float" office:value="71.927447087" calcext:value-type="float">
            <text:p>71.927447087</text:p>
          </table:table-cell>
          <table:table-cell office:value-type="float" office:value="261.278897215" calcext:value-type="float">
            <text:p>261.278897215</text:p>
          </table:table-cell>
          <table:table-cell office:value-type="float" office:value="781.993368197" calcext:value-type="float">
            <text:p>781.993368197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47:.C56])" office:value-type="float" office:value="1.3248367238" calcext:value-type="float">
            <text:p>1.3248367238</text:p>
          </table:table-cell>
          <table:table-cell table:formula="of:=AVERAGE([.D47:.D56])" office:value-type="float" office:value="4.9994799368" calcext:value-type="float">
            <text:p>4.9994799368</text:p>
          </table:table-cell>
          <table:table-cell table:formula="of:=AVERAGE([.E47:.E56])" office:value-type="float" office:value="19.1814071062" calcext:value-type="float">
            <text:p>19.1814071062</text:p>
          </table:table-cell>
          <table:table-cell table:formula="of:=AVERAGE([.F47:.F56])" office:value-type="float" office:value="73.6600040921" calcext:value-type="float">
            <text:p>73.6600040921</text:p>
          </table:table-cell>
          <table:table-cell table:formula="of:=AVERAGE([.G47:.G56])" office:value-type="float" office:value="267.1380744153" calcext:value-type="float">
            <text:p>267.1380744153</text:p>
          </table:table-cell>
          <table:table-cell table:formula="of:=AVERAGE([.H47:.H56])" office:value-type="float" office:value="781.4490501857" calcext:value-type="float">
            <text:p>781.449050185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47:.C57])" office:value-type="float" office:value="0.0167112135849077" calcext:value-type="float">
            <text:p>0.0167112136</text:p>
          </table:table-cell>
          <table:table-cell table:formula="of:=STDEV([.D47:.D57])" office:value-type="float" office:value="0.0812317093894984" calcext:value-type="float">
            <text:p>0.0812317094</text:p>
          </table:table-cell>
          <table:table-cell table:formula="of:=STDEV([.E47:.E57])" office:value-type="float" office:value="0.204801778588508" calcext:value-type="float">
            <text:p>0.2048017786</text:p>
          </table:table-cell>
          <table:table-cell table:formula="of:=STDEV([.F47:.F57])" office:value-type="float" office:value="2.07830008524067" calcext:value-type="float">
            <text:p>2.0783000852</text:p>
          </table:table-cell>
          <table:table-cell table:formula="of:=STDEV([.G47:.G57])" office:value-type="float" office:value="5.66915192664806" calcext:value-type="float">
            <text:p>5.6691519266</text:p>
          </table:table-cell>
          <table:table-cell table:formula="of:=STDEV([.H47:.H57])" office:value-type="float" office:value="8.22250541855855" calcext:value-type="float">
            <text:p>8.222505418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va-FDTW</text:p>
          </table:table-cell>
          <table:table-cell office:value-type="string" calcext:value-type="string">
            <text:p>query number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Radius = 1</text:p>
          </table:table-cell>
          <table:table-cell office:value-type="float" office:value="0" calcext:value-type="float">
            <text:p>0</text:p>
          </table:table-cell>
          <table:table-cell office:value-type="float" office:value="4.534670099" calcext:value-type="float">
            <text:p>4.534670099</text:p>
          </table:table-cell>
          <table:table-cell office:value-type="float" office:value="9.569116083" calcext:value-type="float">
            <text:p>9.569116083</text:p>
          </table:table-cell>
          <table:table-cell office:value-type="float" office:value="19.170085689" calcext:value-type="float">
            <text:p>19.170085689</text:p>
          </table:table-cell>
          <table:table-cell office:value-type="float" office:value="38.496817827" calcext:value-type="float">
            <text:p>38.496817827</text:p>
          </table:table-cell>
          <table:table-cell office:value-type="float" office:value="75.772103732" calcext:value-type="float">
            <text:p>75.772103732</text:p>
          </table:table-cell>
          <table:table-cell office:value-type="float" office:value="135.231281662" calcext:value-type="float">
            <text:p>135.2312816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84706504" calcext:value-type="float">
            <text:p>4.884706504</text:p>
          </table:table-cell>
          <table:table-cell office:value-type="float" office:value="9.900571285" calcext:value-type="float">
            <text:p>9.900571285</text:p>
          </table:table-cell>
          <table:table-cell office:value-type="float" office:value="19.916033984" calcext:value-type="float">
            <text:p>19.916033984</text:p>
          </table:table-cell>
          <table:table-cell office:value-type="float" office:value="39.282349933" calcext:value-type="float">
            <text:p>39.282349933</text:p>
          </table:table-cell>
          <table:table-cell office:value-type="float" office:value="75.473214337" calcext:value-type="float">
            <text:p>75.473214337</text:p>
          </table:table-cell>
          <table:table-cell office:value-type="float" office:value="134.960487588" calcext:value-type="float">
            <text:p>134.9604875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76839404" calcext:value-type="float">
            <text:p>4.76839404</text:p>
          </table:table-cell>
          <table:table-cell office:value-type="float" office:value="9.797788216" calcext:value-type="float">
            <text:p>9.797788216</text:p>
          </table:table-cell>
          <table:table-cell office:value-type="float" office:value="19.486316228" calcext:value-type="float">
            <text:p>19.486316228</text:p>
          </table:table-cell>
          <table:table-cell office:value-type="float" office:value="38.720923212" calcext:value-type="float">
            <text:p>38.720923212</text:p>
          </table:table-cell>
          <table:table-cell office:value-type="float" office:value="74.578343417" calcext:value-type="float">
            <text:p>74.578343417</text:p>
          </table:table-cell>
          <table:table-cell office:value-type="float" office:value="135.391901653" calcext:value-type="float">
            <text:p>135.3919016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446554044" calcext:value-type="float">
            <text:p>4.446554044</text:p>
          </table:table-cell>
          <table:table-cell office:value-type="float" office:value="8.948521061" calcext:value-type="float">
            <text:p>8.948521061</text:p>
          </table:table-cell>
          <table:table-cell office:value-type="float" office:value="18.143408535" calcext:value-type="float">
            <text:p>18.143408535</text:p>
          </table:table-cell>
          <table:table-cell office:value-type="float" office:value="37.292304969" calcext:value-type="float">
            <text:p>37.292304969</text:p>
          </table:table-cell>
          <table:table-cell office:value-type="float" office:value="73.363277406" calcext:value-type="float">
            <text:p>73.363277406</text:p>
          </table:table-cell>
          <table:table-cell office:value-type="float" office:value="134.109210404" calcext:value-type="float">
            <text:p>134.1092104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45931314" calcext:value-type="float">
            <text:p>4.645931314</text:p>
          </table:table-cell>
          <table:table-cell office:value-type="float" office:value="9.453552005" calcext:value-type="float">
            <text:p>9.453552005</text:p>
          </table:table-cell>
          <table:table-cell office:value-type="float" office:value="18.966912446" calcext:value-type="float">
            <text:p>18.966912446</text:p>
          </table:table-cell>
          <table:table-cell office:value-type="float" office:value="37.646182611" calcext:value-type="float">
            <text:p>37.646182611</text:p>
          </table:table-cell>
          <table:table-cell office:value-type="float" office:value="74.297525772" calcext:value-type="float">
            <text:p>74.297525772</text:p>
          </table:table-cell>
          <table:table-cell office:value-type="float" office:value="136.326003876" calcext:value-type="float">
            <text:p>136.3260038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654288727" calcext:value-type="float">
            <text:p>4.654288727</text:p>
          </table:table-cell>
          <table:table-cell office:value-type="float" office:value="9.639301522" calcext:value-type="float">
            <text:p>9.639301522</text:p>
          </table:table-cell>
          <table:table-cell office:value-type="float" office:value="19.093877192" calcext:value-type="float">
            <text:p>19.093877192</text:p>
          </table:table-cell>
          <table:table-cell office:value-type="float" office:value="38.334729145" calcext:value-type="float">
            <text:p>38.334729145</text:p>
          </table:table-cell>
          <table:table-cell office:value-type="float" office:value="73.850262204" calcext:value-type="float">
            <text:p>73.850262204</text:p>
          </table:table-cell>
          <table:table-cell office:value-type="float" office:value="133.586004274" calcext:value-type="float">
            <text:p>133.5860042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323198067" calcext:value-type="float">
            <text:p>4.323198067</text:p>
          </table:table-cell>
          <table:table-cell office:value-type="float" office:value="8.894374444" calcext:value-type="float">
            <text:p>8.894374444</text:p>
          </table:table-cell>
          <table:table-cell office:value-type="float" office:value="18.661604253" calcext:value-type="float">
            <text:p>18.661604253</text:p>
          </table:table-cell>
          <table:table-cell office:value-type="float" office:value="37.916203864" calcext:value-type="float">
            <text:p>37.916203864</text:p>
          </table:table-cell>
          <table:table-cell office:value-type="float" office:value="74.759705476" calcext:value-type="float">
            <text:p>74.759705476</text:p>
          </table:table-cell>
          <table:table-cell office:value-type="float" office:value="134.897193946" calcext:value-type="float">
            <text:p>134.89719394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53768631" calcext:value-type="float">
            <text:p>4.553768631</text:p>
          </table:table-cell>
          <table:table-cell office:value-type="float" office:value="9.292895227" calcext:value-type="float">
            <text:p>9.292895227</text:p>
          </table:table-cell>
          <table:table-cell office:value-type="float" office:value="18.598597367" calcext:value-type="float">
            <text:p>18.598597367</text:p>
          </table:table-cell>
          <table:table-cell office:value-type="float" office:value="37.690955266" calcext:value-type="float">
            <text:p>37.690955266</text:p>
          </table:table-cell>
          <table:table-cell office:value-type="float" office:value="73.934264277" calcext:value-type="float">
            <text:p>73.934264277</text:p>
          </table:table-cell>
          <table:table-cell office:value-type="float" office:value="133.312423306" calcext:value-type="float">
            <text:p>133.3124233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551673385" calcext:value-type="float">
            <text:p>4.551673385</text:p>
          </table:table-cell>
          <table:table-cell office:value-type="float" office:value="9.615889797" calcext:value-type="float">
            <text:p>9.615889797</text:p>
          </table:table-cell>
          <table:table-cell office:value-type="float" office:value="18.958316591" calcext:value-type="float">
            <text:p>18.958316591</text:p>
          </table:table-cell>
          <table:table-cell office:value-type="float" office:value="38.237991119" calcext:value-type="float">
            <text:p>38.237991119</text:p>
          </table:table-cell>
          <table:table-cell office:value-type="float" office:value="74.890991928" calcext:value-type="float">
            <text:p>74.890991928</text:p>
          </table:table-cell>
          <table:table-cell office:value-type="float" office:value="134.521844784" calcext:value-type="float">
            <text:p>134.5218447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07127251" calcext:value-type="float">
            <text:p>4.507127251</text:p>
          </table:table-cell>
          <table:table-cell office:value-type="float" office:value="9.64763413" calcext:value-type="float">
            <text:p>9.64763413</text:p>
          </table:table-cell>
          <table:table-cell office:value-type="float" office:value="18.966763661" calcext:value-type="float">
            <text:p>18.966763661</text:p>
          </table:table-cell>
          <table:table-cell office:value-type="float" office:value="38.402230748" calcext:value-type="float">
            <text:p>38.402230748</text:p>
          </table:table-cell>
          <table:table-cell office:value-type="float" office:value="74.047696658" calcext:value-type="float">
            <text:p>74.047696658</text:p>
          </table:table-cell>
          <table:table-cell office:value-type="float" office:value="135.027679666" calcext:value-type="float">
            <text:p>135.027679666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61:.C70])" office:value-type="float" office:value="4.5870312062" calcext:value-type="float">
            <text:p>4.5870312062</text:p>
          </table:table-cell>
          <table:table-cell table:formula="of:=AVERAGE([.D61:.D70])" office:value-type="float" office:value="9.475964377" calcext:value-type="float">
            <text:p>9.475964377</text:p>
          </table:table-cell>
          <table:table-cell table:formula="of:=AVERAGE([.E61:.E70])" office:value-type="float" office:value="18.9961915946" calcext:value-type="float">
            <text:p>18.9961915946</text:p>
          </table:table-cell>
          <table:table-cell table:formula="of:=AVERAGE([.F61:.F70])" office:value-type="float" office:value="38.2020688694" calcext:value-type="float">
            <text:p>38.2020688694</text:p>
          </table:table-cell>
          <table:table-cell table:formula="of:=AVERAGE([.G61:.G70])" office:value-type="float" office:value="74.4967385207" calcext:value-type="float">
            <text:p>74.4967385207</text:p>
          </table:table-cell>
          <table:table-cell table:formula="of:=AVERAGE([.H61:.H70])" office:value-type="float" office:value="134.7364031159" calcext:value-type="float">
            <text:p>134.7364031159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61:.C71])" office:value-type="float" office:value="0.151763143641647" calcext:value-type="float">
            <text:p>0.1517631436</text:p>
          </table:table-cell>
          <table:table-cell table:formula="of:=STDEV([.D61:.D71])" office:value-type="float" office:value="0.319175097721477" calcext:value-type="float">
            <text:p>0.3191750977</text:p>
          </table:table-cell>
          <table:table-cell table:formula="of:=STDEV([.E61:.E71])" office:value-type="float" office:value="0.461144272765706" calcext:value-type="float">
            <text:p>0.4611442728</text:p>
          </table:table-cell>
          <table:table-cell table:formula="of:=STDEV([.F61:.F71])" office:value-type="float" office:value="0.553324831472348" calcext:value-type="float">
            <text:p>0.5533248315</text:p>
          </table:table-cell>
          <table:table-cell table:formula="of:=STDEV([.G61:.G71])" office:value-type="float" office:value="0.71215696900186" calcext:value-type="float">
            <text:p>0.712156969</text:p>
          </table:table-cell>
          <table:table-cell table:formula="of:=STDEV([.H61:.H71])" office:value-type="float" office:value="0.845746133568185" calcext:value-type="float">
            <text:p>0.8457461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3:28:37.16867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08-19T15:02:13.270046372</meta:creation-date>
    <dc:date>2014-08-25T17:58:29.675813227</dc:date>
    <dc:creator>christian </dc:creator>
    <meta:editing-duration>PT5H21M40S</meta:editing-duration>
    <meta:editing-cycles>11</meta:editing-cycles>
    <meta:generator>LibreOffice/4.2.4.2$Linux_X86_64 LibreOffice_project/420m0$Build-2</meta:generator>
    <meta:document-statistic meta:table-count="1" meta:cell-count="4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91cm" svg:height="11.503cm" xlink:href=".." xlink:type="simple" chart:class="chart:scatter" chart:style-name="ch1">
        <chart:title svg:x="4.58cm" svg:y="0.366cm" chart:style-name="ch2">
          <text:p>Publicly Available Libraries: |S| = 10,000 (ecg dataset)</text:p>
        </chart:title>
        <chart:legend chart:legend-position="end" svg:x="16.821cm" svg:y="4.456cm" style:legend-expansion="high" chart:style-name="ch3"/>
        <chart:plot-area chart:style-name="ch4" table:cell-range-address="Sheet1.C4:Sheet1.H4 Sheet1.A4:Sheet1.A4 Sheet1.C15:Sheet1.H15 Sheet1.A18:Sheet1.A18 Sheet1.C29:Sheet1.H29 Sheet1.A32:Sheet1.A32 Sheet1.C43:Sheet1.H43 Sheet1.A46:Sheet1.A46 Sheet1.C57:Sheet1.H57 Sheet1.A60:Sheet1.A60 Sheet1.C71:Sheet1.H71" chart:data-source-has-labels="column" svg:x="1.41cm" svg:y="1.861cm" svg:width="14.613cm" svg:height="8.431cm">
          <chartooo:coordinate-region svg:x="2.402cm" svg:y="2.061cm" svg:width="13.156cm" svg:height="7.584cm"/>
          <chart:axis chart:dimension="x" chart:name="primary-x" chart:style-name="ch5">
            <chart:title svg:x="7.759cm" svg:y="10.522cm" chart:style-name="ch6">
              <text:p>query length</text:p>
            </chart:title>
          </chart:axis>
          <chart:axis chart:dimension="y" chart:name="primary-y" chart:style-name="ch5">
            <chart:title svg:x="0.451cm" svg:y="7.496cm" chart:style-name="ch7">
              <text:p>runtime in seconds</text:p>
            </chart:title>
            <chart:grid chart:style-name="ch8" chart:class="major"/>
          </chart:axis>
          <chart:series chart:style-name="ch9" chart:values-cell-range-address="Sheet1.C15:Sheet1.H15" chart:label-cell-address="Sheet1.A4:Sheet1.A4" chart:class="chart:scatter">
            <chart:domain table:cell-range-address="Sheet1.C4:Sheet1.H4"/>
            <chart:data-point chart:repeated="6"/>
          </chart:series>
          <chart:series chart:style-name="ch10" chart:values-cell-range-address="Sheet1.C29:Sheet1.H29" chart:label-cell-address="Sheet1.A18:Sheet1.A18" chart:class="chart:scatter">
            <chart:data-point chart:repeated="6"/>
          </chart:series>
          <chart:series chart:style-name="ch11" chart:values-cell-range-address="Sheet1.C43:Sheet1.H43" chart:label-cell-address="Sheet1.A32:Sheet1.A32" chart:class="chart:scatter">
            <chart:data-point chart:repeated="6"/>
          </chart:series>
          <chart:series chart:style-name="ch12" chart:values-cell-range-address="Sheet1.C57:Sheet1.H57" chart:label-cell-address="Sheet1.A46:Sheet1.A46" chart:class="chart:scatter">
            <chart:data-point chart:repeated="6"/>
          </chart:series>
          <chart:series chart:style-name="ch13" chart:values-cell-range-address="Sheet1.C71:Sheet1.H71" chart:label-cell-address="Sheet1.A60:Sheet1.A6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28">
                <text:p>128</text:p>
                <draw:g>
                  <svg:desc>Sheet1.C4:Sheet1.H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C++</text:p>
                <draw:g>
                  <svg:desc>Sheet1.A4:Sheet1.A4</svg:desc>
                </draw:g>
              </table:table-cell>
              <table:table-cell office:value-type="float" office:value="0.5869099">
                <text:p>0.5869099</text:p>
                <draw:g>
                  <svg:desc>Sheet1.C15:Sheet1.H15</svg:desc>
                </draw:g>
              </table:table-cell>
              <table:table-cell office:value-type="float" office:value="2.370602">
                <text:p>2.370602</text:p>
              </table:table-cell>
              <table:table-cell office:value-type="float" office:value="9.385961">
                <text:p>9.385961</text:p>
              </table:table-cell>
              <table:table-cell office:value-type="float" office:value="35.47348">
                <text:p>35.47348</text:p>
              </table:table-cell>
              <table:table-cell office:value-type="float" office:value="151.2179">
                <text:p>151.2179</text:p>
              </table:table-cell>
              <table:table-cell office:value-type="float" office:value="444.0885">
                <text:p>444.0885</text:p>
              </table:table-cell>
            </table:table-row>
            <table:table-row>
              <table:table-cell office:value-type="string">
                <text:p>mlpy/C</text:p>
                <draw:g>
                  <svg:desc>Sheet1.A18:Sheet1.A18</svg:desc>
                </draw:g>
              </table:table-cell>
              <table:table-cell office:value-type="float" office:value="0.6455763">
                <text:p>0.6455763</text:p>
                <draw:g>
                  <svg:desc>Sheet1.C29:Sheet1.H29</svg:desc>
                </draw:g>
              </table:table-cell>
              <table:table-cell office:value-type="float" office:value="2.3753187">
                <text:p>2.3753187</text:p>
              </table:table-cell>
              <table:table-cell office:value-type="float" office:value="9.0042213">
                <text:p>9.0042213</text:p>
              </table:table-cell>
              <table:table-cell office:value-type="float" office:value="33.5178086">
                <text:p>33.5178086</text:p>
              </table:table-cell>
              <table:table-cell office:value-type="float" office:value="145.7976649">
                <text:p>145.7976649</text:p>
              </table:table-cell>
              <table:table-cell office:value-type="float" office:value="427.6065583">
                <text:p>427.6065583</text:p>
              </table:table-cell>
            </table:table-row>
            <table:table-row>
              <table:table-cell office:value-type="string">
                <text:p>R</text:p>
                <draw:g>
                  <svg:desc>Sheet1.A32:Sheet1.A32</svg:desc>
                </draw:g>
              </table:table-cell>
              <table:table-cell office:value-type="float" office:value="43.508671">
                <text:p>43.508671</text:p>
                <draw:g>
                  <svg:desc>Sheet1.C43:Sheet1.H43</svg:desc>
                </draw:g>
              </table:table-cell>
              <table:table-cell office:value-type="float" office:value="135.12036">
                <text:p>135.12036</text:p>
              </table:table-cell>
              <table:table-cell office:value-type="float" office:value="451.96866">
                <text:p>451.9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-ML</text:p>
                <draw:g>
                  <svg:desc>Sheet1.A46:Sheet1.A46</svg:desc>
                </draw:g>
              </table:table-cell>
              <table:table-cell office:value-type="float" office:value="1.3248367238">
                <text:p>1.3248367238</text:p>
                <draw:g>
                  <svg:desc>Sheet1.C57:Sheet1.H57</svg:desc>
                </draw:g>
              </table:table-cell>
              <table:table-cell office:value-type="float" office:value="4.9994799368">
                <text:p>4.9994799368</text:p>
              </table:table-cell>
              <table:table-cell office:value-type="float" office:value="19.1814071062">
                <text:p>19.1814071062</text:p>
              </table:table-cell>
              <table:table-cell office:value-type="float" office:value="73.6600040921">
                <text:p>73.6600040921</text:p>
              </table:table-cell>
              <table:table-cell office:value-type="float" office:value="267.1380744153">
                <text:p>267.1380744153</text:p>
              </table:table-cell>
              <table:table-cell office:value-type="float" office:value="781.4490501857">
                <text:p>781.4490501857</text:p>
              </table:table-cell>
            </table:table-row>
            <table:table-row>
              <table:table-cell office:value-type="string">
                <text:p>Java-FDTW</text:p>
                <draw:g>
                  <svg:desc>Sheet1.A60:Sheet1.A60</svg:desc>
                </draw:g>
              </table:table-cell>
              <table:table-cell office:value-type="float" office:value="4.5870312062">
                <text:p>4.5870312062</text:p>
                <draw:g>
                  <svg:desc>Sheet1.C71:Sheet1.H71</svg:desc>
                </draw:g>
              </table:table-cell>
              <table:table-cell office:value-type="float" office:value="9.475964377">
                <text:p>9.475964377</text:p>
              </table:table-cell>
              <table:table-cell office:value-type="float" office:value="18.9961915946">
                <text:p>18.9961915946</text:p>
              </table:table-cell>
              <table:table-cell office:value-type="float" office:value="38.2020688694">
                <text:p>38.2020688694</text:p>
              </table:table-cell>
              <table:table-cell office:value-type="float" office:value="74.4967385207">
                <text:p>74.4967385207</text:p>
              </table:table-cell>
              <table:table-cell office:value-type="float" office:value="134.7364031159">
                <text:p>134.7364031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